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aed56"/>
    </style:style>
  </office:automatic-styles>
  <office:body>
    <office:spreadsheet>
      <table:table table:name="Sheet1" table:style-name="ta1">
        <table:table-column table:style-name="co1" table:number-columns-repeated="256" table:default-cell-style-name="ce5"/>
        <table:table-column table:style-name="co1" table:number-columns-repeated="768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  <table:table-cell table:style-name="ce5"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Export Image</text:p>
          </table:table-cell>
          <table:table-cell table:style-name="ce2" table:number-columns-repeated="2"/>
          <table:table-cell table:style-name="ce2" office:value-type="string">
            <text:p>TST_EXPORT_IMAGE_XML</text:p>
          </table:table-cell>
          <table:table-cell table:style-name="ce2" table:number-columns-repeated="250"/>
          <table:table-cell table:style-name="ce5" table:number-columns-repeated="768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  <table:table-cell table:style-name="ce5"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A_FRAME</text:p>
          </table:table-cell>
          <table:table-cell table:style-name="ce3"/>
          <table:table-cell table:style-name="ce3" office:value-type="string">
            <text:p>Frame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246"/>
          <table:table-cell table:style-name="ce5"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IMAGE</text:p>
          </table:table-cell>
          <table:table-cell table:style-name="ce4" office:value-type="string">
            <text:p>A_FRAME</text:p>
          </table:table-cell>
          <table:table-cell table:style-name="ce4" office:value-type="string">
            <text:p>Imag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mage</text:p>
          </table:table-cell>
          <table:table-cell table:style-name="ce4" table:formula="of:=[.H4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  <table:table-cell table:style-name="ce5"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ILE</text:p>
          </table:table-cell>
          <table:table-cell table:style-name="ce4" office:value-type="string">
            <text:p>A_FRAME</text:p>
          </table:table-cell>
          <table:table-cell table:style-name="ce4" office:value-type="string">
            <text:p>Fi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ile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  <table:table-cell table:style-name="ce5"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HTMLTEXT</text:p>
          </table:table-cell>
          <table:table-cell table:style-name="ce4" office:value-type="string">
            <text:p>A_FRAME</text:p>
          </table:table-cell>
          <table:table-cell table:style-name="ce4" office:value-type="string">
            <text:p>Htmltex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htmltext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  <table:table-cell table:style-name="ce5"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  <table:table-cell table:style-name="ce5"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//FAM</text:p>
          </table:table-cell>
          <table:table-cell office:value-type="string">
            <text:p>dossier(DIR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couleur intercalaire</text:p>
          </table:table-cell>
          <table:table-cell office:value-type="string">
            <text:p>Utilisable comme flux RSS</text:p>
          </table:table-cell>
          <table:table-cell office:value-type="string">
            <text:p>Flux RSS système</text:p>
          </table:table-cell>
          <table:table-cell office:value-type="string">
            <text:p>tout ou rien</text:p>
          </table:table-cell>
          <table:table-cell office:value-type="string">
            <text:p>familles (titre)</text:p>
          </table:table-cell>
          <table:table-cell office:value-type="string">
            <text:p>familles</text:p>
          </table:table-cell>
          <table:table-cell office:value-type="string">
            <text:p>restriction sous famille</text:p>
          </table:table-cell>
          <table:table-cell office:value-type="string">
            <text:p>profil par défaut de document (titre)</text:p>
          </table:table-cell>
          <table:table-cell office:value-type="string">
            <text:p>profil par défaut de document</text:p>
          </table:table-cell>
          <table:table-cell office:value-type="string">
            <text:p>profil par défaut de dossier (titre)</text:p>
          </table:table-cell>
          <table:table-cell office:value-type="string">
            <text:p>profil par défaut de dossier</text:p>
          </table:table-cell>
          <table:table-cell table:number-columns-repeated="1007"/>
        </table:table-row>
        <table:table-row table:style-name="ro1">
          <table:table-cell table:style-name="ce6" office:value-type="string">
            <text:p>ORDER</text:p>
          </table:table-cell>
          <table:table-cell table:style-name="ce6" office:value-type="string">
            <text:p>DIR</text:p>
          </table:table-cell>
          <table:table-cell table:style-name="ce6" table:number-columns-repeated="2"/>
          <table:table-cell table:style-name="ce6" office:value-type="string">
            <text:p>ba_title</text:p>
          </table:table-cell>
          <table:table-cell table:style-name="ce6" office:value-type="string">
            <text:p>ba_desc</text:p>
          </table:table-cell>
          <table:table-cell table:style-name="ce6" office:value-type="string">
            <text:p>gui_color</text:p>
          </table:table-cell>
          <table:table-cell table:style-name="ce6" office:value-type="string">
            <text:p>gui_isrss</text:p>
          </table:table-cell>
          <table:table-cell table:style-name="ce6" office:value-type="string">
            <text:p>gui_sysrss</text:p>
          </table:table-cell>
          <table:table-cell table:style-name="ce6" office:value-type="string">
            <text:p>fld_allbut</text:p>
          </table:table-cell>
          <table:table-cell table:style-name="ce6" office:value-type="string">
            <text:p>fld_fam</text:p>
          </table:table-cell>
          <table:table-cell table:style-name="ce6" office:value-type="string">
            <text:p>fld_famids</text:p>
          </table:table-cell>
          <table:table-cell table:style-name="ce6" office:value-type="string">
            <text:p>fld_subfam</text:p>
          </table:table-cell>
          <table:table-cell table:style-name="ce6" office:value-type="string">
            <text:p>fld_pdoc</text:p>
          </table:table-cell>
          <table:table-cell table:style-name="ce6" office:value-type="string">
            <text:p>fld_pdocid</text:p>
          </table:table-cell>
          <table:table-cell table:style-name="ce6" office:value-type="string">
            <text:p>fld_pdir</text:p>
          </table:table-cell>
          <table:table-cell table:style-name="ce6" office:value-type="string">
            <text:p>fld_pdirid</text:p>
          </table:table-cell>
          <table:table-cell table:style-name="ce6" table:number-columns-repeated="239"/>
          <table:table-cell table:number-columns-repeated="768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office:value-type="string">
            <text:p>TEXT_FOLDER_EXPORT_IMAGE_XML</text:p>
          </table:table-cell>
          <table:table-cell/>
          <table:table-cell office:value-type="string">
            <text:p>Dossier export document imag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6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3">23/07/2013</text:date>, <text:time>14:5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Thing-leoh</meta:initial-creator>
    <meta:creation-date>2013-07-19T14:54:44</meta:creation-date>
    <dc:date>2013-07-23T14:50:43</dc:date>
    <dc:creator>Nicolas Thing-leoh</dc:creator>
    <meta:editing-duration>PT17M19S</meta:editing-duration>
    <meta:editing-cycles>4</meta:editing-cycles>
    <meta:generator>LibreOffice/3.4$Linux LibreOffice_project/340m1$Build-402</meta:generator>
    <meta:document-statistic meta:table-count="3" meta:cell-count="102" meta:object-count="0"/>
  </office:meta>
</office:document-meta>
</file>